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exend Light" svg:font-family="'Lexend Ligh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exend Light" officeooo:rsid="000660c4" officeooo:paragraph-rsid="000660c4"/>
    </style:style>
    <style:style style:name="P2" style:family="paragraph" style:parent-style-name="Standard">
      <style:text-properties style:font-name="Lexend Ligh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emperature</text:span>:</text:p>
      <text:p text:style-name="P2"/>
      <text:p text:style-name="P2">Large Language Models generates text, there is a parameter called <text:span text:style-name="T1">temperature</text:span> that can be adjusted to modify the probability distribution for the set of words from which a word is selected next.</text:p>
      <text:p text:style-name="P2">The larger the temperature value, the more likely it is to select a less predictable word and vice-versa.</text:p>
      <text:p text:style-name="P2">This can help the model to be <text:span text:style-name="T1">more</text:span> <text:span text:style-name="T1">creative</text:span> while predicting words.</text:p>
      <text:p text:style-name="P2"/>
      <text:p text:style-name="P2">The model is fed the entire context of the interaction and the model predicts what word comes next based on this context and the probability distribution of a set of words that can possibly be the next. A random sample from the distribution is appended to the text and then the procedure continues with the new text and so 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exend Light" svg:font-family="'Lexend Ligh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21:29:51.026441300</meta:creation-date>
    <dc:date>2025-03-10T21:31:31.711191400</dc:date>
    <meta:editing-duration>PT1M41S</meta:editing-duration>
    <meta:editing-cycles>1</meta:editing-cycles>
    <meta:document-statistic meta:table-count="0" meta:image-count="0" meta:object-count="0" meta:page-count="1" meta:paragraph-count="5" meta:word-count="123" meta:character-count="704" meta:non-whitespace-character-count="586"/>
    <meta:generator>LibreOffice/25.2.1.2$Windows_X86_64 LibreOffice_project/d3abf4aee5fd705e4a92bba33a32f40bc4e56f49</meta:generator>
  </office:meta>
</office:document-meta>
</file>